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Cunningha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1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9-26-2002</text:p>
          </table:table-cell>
          <table:table-cell table:style-name="ce3" office:value-type="string" calcext:value-type="string">
            <text:p>BASE</text:p>
          </table:table-cell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arri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lijah</text:p>
          </table:table-cell>
          <table:table-cell office:value-type="string" calcext:value-type="string">
            <text:p>Minni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4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kenchuku</text:p>
          </table:table-cell>
          <table:table-cell office:value-type="string" calcext:value-type="string">
            <text:p>Ibekw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19-1985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alvador</text:p>
          </table:table-cell>
          <table:table-cell table:style-name="ce8" office:value-type="string" calcext:value-type="string">
            <text:p>Zanotta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3-25-1995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float" office:value="120000" calcext:value-type="float">
            <text:p>120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esionado</text:p>
          </table:table-cell>
          <table:table-cell table:style-name="ce9"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10-23-2004</text:p>
          </table:table-cell>
          <table:table-cell table:style-name="ce3" office:value-type="string" calcext:value-type="string">
            <text:p>BASE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ranco </text:p>
          </table:table-cell>
          <table:table-cell office:value-type="string" calcext:value-type="string">
            <text:p>Ferrar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0-1995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Xavier</text:p>
          </table:table-cell>
          <table:table-cell office:value-type="string" calcext:value-type="string">
            <text:p>Hill-Mai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-2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7-12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12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Yaqu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-14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Rodrigo</text:p>
          </table:table-cell>
          <table:table-cell office:value-type="string" calcext:value-type="string">
            <text:p>Iria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20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 table:number-rows-repeated="104841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1:Sheet1.G15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2:57:29.763783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32</meta:editing-cycles>
    <meta:creation-date>2023-09-22T19:42:31</meta:creation-date>
    <dc:date>2023-10-22T13:05:25.882080032</dc:date>
    <meta:generator>LibreOffice/7.6.2.1$Linux_X86_64 LibreOffice_project/60$Build-1</meta:generator>
    <meta:editing-duration>PT2H40M20S</meta:editing-duration>
    <meta:document-statistic meta:table-count="1" meta:cell-count="1163" meta:object-count="0"/>
  </office:meta>
</office:document-meta>
</file>